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arial" svg:font-family="arial, sans-serif"/>
    <style:font-face style:name="Cumberland1" svg:font-family="Cumberland" style:font-family-generic="modern" style:font-pitch="fixed"/>
    <style:font-face style:name="Cumberland" svg:font-family="Cumberland"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Tabel2" style:family="table">
      <style:table-properties style:width="17cm" table:align="margins"/>
    </style:style>
    <style:style style:name="Tabel2.A" style:family="table-column">
      <style:table-column-properties style:column-width="5.667cm" style:rel-column-width="21845*"/>
    </style:style>
    <style:style style:name="Tabel2.B" style:family="table-column">
      <style:table-column-properties style:column-width="11.333cm" style:rel-column-width="43690*"/>
    </style:style>
    <style:style style:name="Tabel2.A1" style:family="table-cell">
      <style:table-cell-properties fo:padding="0.097cm" fo:border-left="0.002cm solid #000000" fo:border-right="none" fo:border-top="0.002cm solid #000000" fo:border-bottom="0.002cm solid #000000"/>
    </style:style>
    <style:style style:name="Tabel2.B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B2" style:family="table-cell">
      <style:table-cell-properties fo:padding="0.097cm" fo:border-left="0.002cm solid #000000" fo:border-right="0.002cm solid #000000" fo:border-top="none" fo:border-bottom="0.002cm solid #000000"/>
    </style:style>
    <style:style style:name="Tabel1" style:family="table">
      <style:table-properties style:width="17cm" table:align="margins"/>
    </style:style>
    <style:style style:name="Tabel1.A" style:family="table-column">
      <style:table-column-properties style:column-width="5.667cm" style:rel-column-width="21845*"/>
    </style:style>
    <style:style style:name="Tabel1.B" style:family="table-column">
      <style:table-column-properties style:column-width="11.333cm" style:rel-column-width="43690*"/>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cm" fo:margin-bottom="0.3cm" fo:text-align="center" style:justify-single-word="false"/>
      <style:text-properties style:font-name="Albany" fo:font-size="20pt" fo:font-weight="bold"/>
    </style:style>
    <style:style style:name="P2" style:family="paragraph" style:parent-style-name="Standard">
      <style:paragraph-properties fo:margin-top="0.499cm" fo:margin-bottom="0cm" fo:text-align="center" style:justify-single-word="false"/>
      <style:text-properties style:font-name="Albany" fo:font-size="14pt" fo:font-weight="bold"/>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Table_20_Contents">
      <style:text-properties fo:font-style="italic"/>
    </style:style>
    <style:style style:name="P5"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6"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ser's manual for</text:p>
      <text:p text:style-name="P1">Writer4LaTeX</text:p>
      <text:p text:style-name="P2">development version 1.1.1</text:p>
      <text:p text:style-name="P5">© 2002-2009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3">1 Introduction<text:tab/>3</text:p>
          <text:p text:style-name="P3">2 Installation<text:tab/>4</text:p>
          <text:p text:style-name="P3">3 Using Writer2LaTeX and Writer2BibTeX<text:tab/>6</text:p>
          <text:p text:style-name="P3">4 Using Writer2xhtml and Calc2xhtml<text:tab/>18</text:p>
          <text:p text:style-name="P3">5 Using Writer2LaTeX from another application<text:tab/>25</text:p>
          <text:p text:style-name="P3">6 Troubleshooting<text:tab/>27</text:p>
        </text:index-body>
      </text:table-of-content>
      <text:h text:style-name="Heading_20_1" text:outline-level="1">Introduction</text:h>
      <text:h text:style-name="Heading_20_2" text:outline-level="2">What is Writer4LaTeX?</text:h>
      <text:p text:style-name="Text_20_body">Writer4LaTeX is an extension for the OpenOffice.org Writer application. The purpose of Writer4LaTeX is to turn Writer into a <text:span text:style-name="T2">frontend</text:span> for LaTeX. By installing Writer4LaTeX you will thus be available to author well-structured LaTeX documents using (almost) the full power of OpenOffice.org Writer.</text:p>
      <text:p text:style-name="Text_20_body">The functionality of OpenOffice.org Writer with Writer4LaTeX can be compared to the application LyX (<text:a xlink:type="simple" xlink:href="http://www.lyx.org/">http://www.lyx.org</text:a>).</text:p>
      <text:p text:style-name="Text_20_body">You can use Writer4LaTeX in two different ways</text:p>
      <text:list text:style-name="L1">
        <text:list-item>
          <text:p text:style-name="P7">You can prepare your documents with Writer as you usually do, keeping a few guidelines (see below) in mind. You can then invoke Writer4LaTeX to convert your document into LaTeX, process the LaTeX document and display the final result. You are free to create either <text:s/>a LaTeX document that preserves as much of your formatting as possible – or create a clean LaTeX document that will resemble a LaTeX document created by hand.</text:p>
        </text:list-item>
        <text:list-item>
          <text:p text:style-name="P7">You can use some special Writer templates provided with Writer4LaTeX to create your documents. Using the styles supported by these templates, you can easily create standard LaTeX documents using the opportunities of standard LaTeX document classes.</text:p>
          <text:p text:style-name="P7">For this initial version, templates for the standard LaTeX classes article is provided. More templates will be added later (report, book, beamer...), and you can also add your own templates.</text:p>
        </text:list-item>
      </text:list>
      <text:p text:style-name="Text_20_body">In addition, </text:p>
      <text:list text:style-name="L2">
        <text:list-item>
          <text:p text:style-name="P8">You can import existing LaTeX documents into Writer. This feature uses Eitan M. Gurari's excellent TeX4ht system. Note however, that this doesn't mean that roundtrip editing OOo Writer ↔ LaTeX is possible (although the configuration of Writer4LaTeX is compatible with TeX4ht). The intended use of the import feature is to be able to work on documents that were orginally authored in LaTeX.</text:p>
        </text:list-item>
      </text:list>
      <text:p text:style-name="Text_20_body">Writer4LaTeX is a Java application, and thus should work on any platform that supports Java. You need Sun's Java 2 Virtual Machine (Runtime Environment), <text:span text:style-name="T3">version 5</text:span> or later. You can download this from <text:span text:style-name="Teletype">http://java.sun.com/getjava/download.html</text:span>. Writer4LaTeX may run under other Java interpreters, but this has not been tested.</text:p>
      <text:p text:style-name="Text_20_body">Furthermore, you need an OpenOffice.org installation (version 2.2 or later) which is configured to use Java, and the extension Writer2LaTeX must be installed.</text:p>
      <text:p text:style-name="Text_20_body">Finally you need a working TeX installation such as MikTeX for Windows or TeX Live for unix/linux.</text:p>
      <text:p text:style-name="Text_20_body"><text:span text:style-name="T1">Note</text:span>: In this manual OOo is used as an abbreviation of OpenOffice.org/StarOffice/NeoOffice.</text:p>
      <text:h text:style-name="Heading_20_1" text:outline-level="1">Installation</text:h>
      <text:p text:style-name="Text_20_body">To use Writer4LaTeX you must first install it into OOo Writer. This requires OpenOffice.org 2.2 or later, or an equivalent version of StarOffice or NeoOffice.</text:p>
      <text:p text:style-name="Text_20_body">The following instructions covers all operating systems.</text:p>
      <text:list text:style-name="L3">
        <text:list-item>
          <text:p text:style-name="P9">Before you install Writer4LaTeX, you need to set up OOo to use Java. You can configure this in OOo under <text:span text:style-name="T4">Tools – Options</text:span>. Of course this requires that you have installed Java on your system.</text:p>
        </text:list-item>
        <text:list-item>
          <text:p text:style-name="P9">You also have to install the LaTeX export filter Writer2LaTeX (<text:span text:style-name="T4">writer2latex.oxt</text:span>), version 1.0 or later; you cannot use Writer4LaTeX without it.</text:p>
        </text:list-item>
        <text:list-item>
          <text:p text:style-name="P9">The extension package <text:span text:style-name="T4">writer4latex.oxt</text:span> is installed using the Extension Manager in OOo, see ... for instructions.</text:p>
        </text:list-item>
      </text:list>
      <text:p text:style-name="Text_20_body">After installation, restart OOo or open a new OOo Window. If you can see a new menu named Writer4LaTeX, the installation was succesful.</text:p>
      <text:h text:style-name="Heading_20_2" text:outline-level="2">Configuring Writer4LaTeX to use your LaTeX installation</text:h>
      <text:p text:style-name="Text_20_body">Before you can use Writer4LaTeX you must configure it.</text:p>
      <text:p text:style-name="Text_20_body">You can do this directly from the Extension Manager: Select Writer4LaTeX and click <text:span text:style-name="T4">Configure</text:span>. Alternatively, you can configure Writer4LaTeX using <text:span text:style-name="T4">Tools – Options</text:span>; select <text:span text:style-name="T4">OpenOffice.org Writer – Writer4LaTeX</text:span>.</text:p>
      <text:p text:style-name="Text_20_body">(screenshot)</text:p>
      <text:p text:style-name="Text_20_body"/>
      <text:p text:style-name="Text_20_body"/>
      <text:h text:style-name="Heading_20_1" text:outline-level="1">Using Writer4LaTeX</text:h>
      <text:h text:style-name="Heading_20_2" text:outline-level="2">Overview</text:h>
      <text:p text:style-name="Text_20_body">Writer4LaTeX integrates seamles into the Writer. It provides</text:p>
      <text:list text:style-name="L4">
        <text:list-item>
          <text:p text:style-name="P10">A set of Writer templates (<text:span text:style-name="T4">File – New – Templates and Documents</text:span>) to be used as a basis for new LaTeX document, see section ...</text:p>
        </text:list-item>
        <text:list-item>
          <text:p text:style-name="P10">A new top level menu providing six new commands, see section ...</text:p>
        </text:list-item>
        <text:list-item>
          <text:p text:style-name="P10">An new page in the configuration, see ...</text:p>
        </text:list-item>
      </text:list>
      <text:h text:style-name="Heading_20_2" text:outline-level="2">The menu</text:h>
      <text:p text:style-name="Text_20_body">Writer4LaTeX offers a new top level menu in Writer with the following commands:</text:p>
      <text:list text:style-name="L5">
        <text:list-item>
          <text:p text:style-name="P11">Run LaTeX</text:p>
        </text:list-item>
        <text:list-item>
          <text:p text:style-name="P11">Run LaTeX directly</text:p>
        </text:list-item>
        <text:list-item>
          <text:p text:style-name="P11">View Log files</text:p>
        </text:list-item>
        <text:list-item>
          <text:p text:style-name="P11">Import LaTeX</text:p>
        </text:list-item>
      </text:list>
      <text:h text:style-name="Heading_20_2" text:outline-level="2">Some guidelines for Writer documents</text:h>
      <text:h text:style-name="Heading_20_1" text:outline-level="1">Using the templates</text:h>
      <text:p text:style-name="Text_20_body"/>
      <text:h text:style-name="Heading_20_2" text:outline-level="2">The article template</text:h>
      <text:p text:style-name="Text_20_body">Here is a short description:</text:p>
      <text:p text:style-name="Text_20_body">Create a new document based on the template LaTeX-article.stw.</text:p>
      <text:p text:style-name="Text_20_body">This template contains a number of styles that corresponds to LaTeX code:</text:p>
      <table:table table:name="Tabel2" table:style-name="Tabel2">
        <table:table-column table:style-name="Tabel2.A"/>
        <table:table-column table:style-name="Tabel2.B"/>
        <table:table-header-rows>
          <table:table-row>
            <table:table-cell table:style-name="Tabel2.A1" office:value-type="string">
              <text:p text:style-name="Table_20_Heading">OOo Writer style</text:p>
            </table:table-cell>
            <table:table-cell table:style-name="Tabel2.B1" office:value-type="string">
              <text:p text:style-name="Table_20_Heading">LaTeX code</text:p>
            </table:table-cell>
          </table:table-row>
        </table:table-header-rows>
        <table:table-row>
          <table:table-cell table:style-name="Tabel2.A2" office:value-type="string">
            <text:p text:style-name="Table_20_Contents"><text:span text:style-name="T1">Title</text:span><text:span text:style-name="T1"><text:note text:id="ftn1" text:note-class="footnote"><text:note-citation>1</text:note-citation><text:note-body><text:p text:style-name="Footnote">The use of italics in this table indicates styles that are predefined in OOo. The names of these styles will be localized if you use a non-english version of OOo.</text:p></text:note-body></text:note></text:span></text:p>
          </table:table-cell>
          <table:table-cell table:style-name="Tabel2.B2" office:value-type="string">
            <text:p text:style-name="Table_20_Contents"><text:span text:style-name="Source_20_Text">\title{...}</text:span><text:note text:id="ftn2" text:note-class="footnote"><text:note-citation>2</text:note-citation><text:note-body><text:p text:style-name="Footnote">Also <text:span text:style-name="Source_20_Text">\maketitle</text:span> is added at the end of a sequence of Title, author and date.</text:p></text:note-body></text:note></text:p>
          </table:table-cell>
        </table:table-row>
        <table:table-row>
          <table:table-cell table:style-name="Tabel2.A2" office:value-type="string">
            <text:p text:style-name="Table_20_Contents">author</text:p>
          </table:table-cell>
          <table:table-cell table:style-name="Tabel2.B2" office:value-type="string">
            <text:p text:style-name="Table_20_Contents"><text:span text:style-name="Source_20_Text">\author{...}</text:span></text:p>
          </table:table-cell>
        </table:table-row>
        <table:table-row>
          <table:table-cell table:style-name="Tabel2.A2" office:value-type="string">
            <text:p text:style-name="Table_20_Contents">date</text:p>
          </table:table-cell>
          <table:table-cell table:style-name="Tabel2.B2" office:value-type="string">
            <text:p text:style-name="Table_20_Contents"><text:span text:style-name="Source_20_Text">\date{...}</text:span></text:p>
          </table:table-cell>
        </table:table-row>
        <table:table-row>
          <table:table-cell table:style-name="Tabel2.A2" office:value-type="string">
            <text:p text:style-name="Table_20_Contents">abstract title</text:p>
          </table:table-cell>
          <table:table-cell table:style-name="Tabel2.B2" office:value-type="string">
            <text:p text:style-name="Table_20_Contents">renews <text:span text:style-name="Source_20_Text">\abstractname</text:span></text:p>
          </table:table-cell>
        </table:table-row>
        <table:table-row>
          <table:table-cell table:style-name="Tabel2.A2" office:value-type="string">
            <text:p text:style-name="Table_20_Contents">abstract</text:p>
          </table:table-cell>
          <table:table-cell table:style-name="Tabel2.B2" office:value-type="string">
            <text:p text:style-name="Table_20_Contents"><text:span text:style-name="Source_20_Text">abstract</text:span> environment</text:p>
          </table:table-cell>
        </table:table-row>
        <table:table-row>
          <table:table-cell table:style-name="Tabel2.A2" office:value-type="string">
            <text:p text:style-name="Table_20_Contents">part</text:p>
          </table:table-cell>
          <table:table-cell table:style-name="Tabel2.B2" office:value-type="string">
            <text:p text:style-name="Table_20_Contents"><text:span text:style-name="Source_20_Text">\part{...}</text:span></text:p>
          </table:table-cell>
        </table:table-row>
        <table:table-row>
          <table:table-cell table:style-name="Tabel2.A2" office:value-type="string">
            <text:p text:style-name="P4">Heading 2</text:p>
          </table:table-cell>
          <table:table-cell table:style-name="Tabel2.B2" office:value-type="string">
            <text:p text:style-name="Table_20_Contents"><text:span text:style-name="Source_20_Text">\section{...}</text:span></text:p>
          </table:table-cell>
        </table:table-row>
        <table:table-row>
          <table:table-cell table:style-name="Tabel2.A2" office:value-type="string">
            <text:p text:style-name="P4">Heading 3</text:p>
          </table:table-cell>
          <table:table-cell table:style-name="Tabel2.B2" office:value-type="string">
            <text:p text:style-name="Table_20_Contents"><text:span text:style-name="Source_20_Text">\subsection{...}</text:span></text:p>
          </table:table-cell>
        </table:table-row>
        <table:table-row>
          <table:table-cell table:style-name="Tabel2.A2" office:value-type="string">
            <text:p text:style-name="P4">Heading 4</text:p>
          </table:table-cell>
          <table:table-cell table:style-name="Tabel2.B2" office:value-type="string">
            <text:p text:style-name="Table_20_Contents"><text:span text:style-name="Source_20_Text">\subsubsection{...}</text:span></text:p>
          </table:table-cell>
        </table:table-row>
        <table:table-row>
          <table:table-cell table:style-name="Tabel2.A2" office:value-type="string">
            <text:p text:style-name="P4">Heading 5</text:p>
          </table:table-cell>
          <table:table-cell table:style-name="Tabel2.B2" office:value-type="string">
            <text:p text:style-name="Table_20_Contents"><text:span text:style-name="Source_20_Text">\paragraph{...}</text:span></text:p>
          </table:table-cell>
        </table:table-row>
        <table:table-row>
          <table:table-cell table:style-name="Tabel2.A2" office:value-type="string">
            <text:p text:style-name="P4">Heading 6</text:p>
          </table:table-cell>
          <table:table-cell table:style-name="Tabel2.B2" office:value-type="string">
            <text:p text:style-name="Table_20_Contents"><text:span text:style-name="Source_20_Text">\subparagraph{...}</text:span></text:p>
          </table:table-cell>
        </table:table-row>
        <table:table-row>
          <table:table-cell table:style-name="Tabel2.A2" office:value-type="string">
            <text:p text:style-name="Table_20_Contents">flushleft</text:p>
          </table:table-cell>
          <table:table-cell table:style-name="Tabel2.B2" office:value-type="string">
            <text:p text:style-name="Table_20_Contents"><text:span text:style-name="Source_20_Text">flushleft</text:span> environment</text:p>
          </table:table-cell>
        </table:table-row>
        <table:table-row>
          <table:table-cell table:style-name="Tabel2.A2" office:value-type="string">
            <text:p text:style-name="Table_20_Contents">flushright</text:p>
          </table:table-cell>
          <table:table-cell table:style-name="Tabel2.B2" office:value-type="string">
            <text:p text:style-name="Table_20_Contents"><text:span text:style-name="Source_20_Text">flushright</text:span> environment</text:p>
          </table:table-cell>
        </table:table-row>
        <table:table-row>
          <table:table-cell table:style-name="Tabel2.A2" office:value-type="string">
            <text:p text:style-name="Table_20_Contents">center</text:p>
          </table:table-cell>
          <table:table-cell table:style-name="Tabel2.B2" office:value-type="string">
            <text:p text:style-name="Table_20_Contents"><text:span text:style-name="Source_20_Text">center</text:span> environment</text:p>
          </table:table-cell>
        </table:table-row>
        <table:table-row>
          <table:table-cell table:style-name="Tabel2.A2" office:value-type="string">
            <text:p text:style-name="Table_20_Contents">verse</text:p>
          </table:table-cell>
          <table:table-cell table:style-name="Tabel2.B2" office:value-type="string">
            <text:p text:style-name="Table_20_Contents"><text:span text:style-name="Source_20_Text">verse</text:span> environment</text:p>
          </table:table-cell>
        </table:table-row>
        <table:table-row>
          <table:table-cell table:style-name="Tabel2.A2" office:value-type="string">
            <text:p text:style-name="Table_20_Contents">quote</text:p>
          </table:table-cell>
          <table:table-cell table:style-name="Tabel2.B2" office:value-type="string">
            <text:p text:style-name="Table_20_Contents"><text:span text:style-name="Source_20_Text">quote</text:span> environment</text:p>
          </table:table-cell>
        </table:table-row>
        <table:table-row>
          <table:table-cell table:style-name="Tabel2.A2" office:value-type="string">
            <text:p text:style-name="Table_20_Contents">quotation</text:p>
          </table:table-cell>
          <table:table-cell table:style-name="Tabel2.B2" office:value-type="string">
            <text:p text:style-name="Table_20_Contents"><text:span text:style-name="Source_20_Text">quotation</text:span> environment</text:p>
          </table:table-cell>
        </table:table-row>
        <table:table-row>
          <table:table-cell table:style-name="Tabel2.A2" office:value-type="string">
            <text:p text:style-name="P4">Preformatted text</text:p>
          </table:table-cell>
          <table:table-cell table:style-name="Tabel2.B2" office:value-type="string">
            <text:p text:style-name="Table_20_Contents"><text:span text:style-name="Source_20_Text">verbatim</text:span> environment<text:note text:id="ftn3" text:note-class="footnote"><text:note-citation>3</text:note-citation><text:note-body><text:p text:style-name="Footnote">Only characters available in the inputenc are accepted. Other characters are converted to question marks and other content is discarded, eg. footnotes.</text:p></text:note-body></text:note></text:p>
          </table:table-cell>
        </table:table-row>
        <table:table-row>
          <table:table-cell table:style-name="Tabel2.A2" office:value-type="string">
            <text:p text:style-name="Table_20_Contents">theorem</text:p>
          </table:table-cell>
          <table:table-cell table:style-name="Tabel2.B2" office:value-type="string">
            <text:p text:style-name="Table_20_Contents"><text:span text:style-name="Source_20_Text">theorem</text:span> environment</text:p>
          </table:table-cell>
        </table:table-row>
        <table:table-row>
          <table:table-cell table:style-name="Tabel2.A2" office:value-type="string">
            <text:p text:style-name="Table_20_Contents">itemize</text:p>
          </table:table-cell>
          <table:table-cell table:style-name="Tabel2.B2" office:value-type="string">
            <text:p text:style-name="Table_20_Contents"><text:span text:style-name="Source_20_Text">itemize</text:span> list</text:p>
          </table:table-cell>
        </table:table-row>
        <table:table-row>
          <table:table-cell table:style-name="Tabel2.A2" office:value-type="string">
            <text:p text:style-name="Table_20_Contents">enumerate</text:p>
          </table:table-cell>
          <table:table-cell table:style-name="Tabel2.B2" office:value-type="string">
            <text:p text:style-name="Table_20_Contents"><text:span text:style-name="Source_20_Text">enurerate</text:span> list</text:p>
          </table:table-cell>
        </table:table-row>
        <table:table-row>
          <table:table-cell table:style-name="Tabel2.A2" office:value-type="string">
            <text:p text:style-name="Table_20_Contents">List Heading</text:p>
          </table:table-cell>
          <table:table-cell table:style-name="Tabel2.B2" office:value-type="string">
            <text:p text:style-name="Table_20_Contents"><text:span text:style-name="Source_20_Text">description</text:span> list (item label)</text:p>
          </table:table-cell>
        </table:table-row>
        <table:table-row>
          <table:table-cell table:style-name="Tabel2.A2" office:value-type="string">
            <text:p text:style-name="Table_20_Contents">List Contents</text:p>
          </table:table-cell>
          <table:table-cell table:style-name="Tabel2.B2" office:value-type="string">
            <text:p text:style-name="Table_20_Contents"><text:span text:style-name="Source_20_Text">description</text:span> list (item text)</text:p>
          </table:table-cell>
        </table:table-row>
      </table:table>
      <text:p text:style-name="Text_20_body"/>
      <table:table table:name="Tabel1" table:style-name="Tabel1">
        <table:table-column table:style-name="Tabel1.A"/>
        <table:table-column table:style-name="Tabel1.B"/>
        <table:table-header-rows>
          <text:soft-page-break/>
          <table:table-row>
            <table:table-cell table:style-name="Tabel1.A1" office:value-type="string">
              <text:p text:style-name="Table_20_Heading">OOo Writer style</text:p>
            </table:table-cell>
            <table:table-cell table:style-name="Tabel1.B1" office:value-type="string">
              <text:p text:style-name="Table_20_Heading">LaTeX code</text:p>
            </table:table-cell>
          </table:table-row>
        </table:table-header-rows>
        <table:table-row>
          <table:table-cell table:style-name="Tabel1.A2" office:value-type="string">
            <text:p text:style-name="Table_20_Contents">verb</text:p>
          </table:table-cell>
          <table:table-cell table:style-name="Tabel1.B2" office:value-type="string">
            <text:p text:style-name="Table_20_Contents"><text:span text:style-name="Source_20_Text">\verb|...|</text:span></text:p>
          </table:table-cell>
        </table:table-row>
        <table:table-row>
          <table:table-cell table:style-name="Tabel1.A2" office:value-type="string">
            <text:p text:style-name="P4">Emphasis</text:p>
          </table:table-cell>
          <table:table-cell table:style-name="Tabel1.B2" office:value-type="string">
            <text:p text:style-name="Table_20_Contents"><text:span text:style-name="Source_20_Text">\emph{...}</text:span></text:p>
          </table:table-cell>
        </table:table-row>
        <table:table-row>
          <table:table-cell table:style-name="Tabel1.A2" office:value-type="string">
            <text:p text:style-name="P4">Strong Emphasis</text:p>
          </table:table-cell>
          <table:table-cell table:style-name="Tabel1.B2" office:value-type="string">
            <text:p text:style-name="Table_20_Contents"><text:span text:style-name="Source_20_Text">\textbf{...}</text:span></text:p>
          </table:table-cell>
        </table:table-row>
        <table:table-row>
          <table:table-cell table:style-name="Tabel1.A2" office:value-type="string">
            <text:p text:style-name="Table_20_Contents">textrm</text:p>
          </table:table-cell>
          <table:table-cell table:style-name="Tabel1.B2" office:value-type="string">
            <text:p text:style-name="Table_20_Contents"><text:span text:style-name="Source_20_Text">\textrm{...}</text:span></text:p>
          </table:table-cell>
        </table:table-row>
        <table:table-row>
          <table:table-cell table:style-name="Tabel1.A2" office:value-type="string">
            <text:p text:style-name="Table_20_Contents">textsf</text:p>
          </table:table-cell>
          <table:table-cell table:style-name="Tabel1.B2" office:value-type="string">
            <text:p text:style-name="Table_20_Contents"><text:span text:style-name="Source_20_Text">\textsf{...}</text:span></text:p>
          </table:table-cell>
        </table:table-row>
        <table:table-row>
          <table:table-cell table:style-name="Tabel1.A2" office:value-type="string">
            <text:p text:style-name="Table_20_Contents">texttt</text:p>
          </table:table-cell>
          <table:table-cell table:style-name="Tabel1.B2" office:value-type="string">
            <text:p text:style-name="Table_20_Contents"><text:span text:style-name="Source_20_Text">\texttt{...}</text:span></text:p>
          </table:table-cell>
        </table:table-row>
        <table:table-row>
          <table:table-cell table:style-name="Tabel1.A2" office:value-type="string">
            <text:p text:style-name="Table_20_Contents">textup</text:p>
          </table:table-cell>
          <table:table-cell table:style-name="Tabel1.B2" office:value-type="string">
            <text:p text:style-name="Table_20_Contents"><text:span text:style-name="Source_20_Text">\textup{...}</text:span></text:p>
          </table:table-cell>
        </table:table-row>
        <table:table-row>
          <table:table-cell table:style-name="Tabel1.A2" office:value-type="string">
            <text:p text:style-name="Table_20_Contents">textsl</text:p>
          </table:table-cell>
          <table:table-cell table:style-name="Tabel1.B2" office:value-type="string">
            <text:p text:style-name="Table_20_Contents"><text:span text:style-name="Source_20_Text">\textsl{...}</text:span></text:p>
          </table:table-cell>
        </table:table-row>
        <table:table-row>
          <table:table-cell table:style-name="Tabel1.A2" office:value-type="string">
            <text:p text:style-name="Table_20_Contents">textit</text:p>
          </table:table-cell>
          <table:table-cell table:style-name="Tabel1.B2" office:value-type="string">
            <text:p text:style-name="Table_20_Contents"><text:span text:style-name="Source_20_Text">\textit{...}</text:span></text:p>
          </table:table-cell>
        </table:table-row>
        <table:table-row>
          <table:table-cell table:style-name="Tabel1.A2" office:value-type="string">
            <text:p text:style-name="Table_20_Contents">textsc</text:p>
          </table:table-cell>
          <table:table-cell table:style-name="Tabel1.B2" office:value-type="string">
            <text:p text:style-name="Table_20_Contents"><text:span text:style-name="Source_20_Text">\textsc{...}</text:span></text:p>
          </table:table-cell>
        </table:table-row>
        <table:table-row>
          <table:table-cell table:style-name="Tabel1.A2" office:value-type="string">
            <text:p text:style-name="Table_20_Contents">textmd</text:p>
          </table:table-cell>
          <table:table-cell table:style-name="Tabel1.B2" office:value-type="string">
            <text:p text:style-name="Table_20_Contents"><text:span text:style-name="Source_20_Text">\textmd{...}</text:span></text:p>
          </table:table-cell>
        </table:table-row>
        <table:table-row>
          <table:table-cell table:style-name="Tabel1.A2" office:value-type="string">
            <text:p text:style-name="Table_20_Contents">textbf</text:p>
          </table:table-cell>
          <table:table-cell table:style-name="Tabel1.B2" office:value-type="string">
            <text:p text:style-name="Table_20_Contents"><text:span text:style-name="Source_20_Text">\textbf{...}</text:span></text:p>
          </table:table-cell>
        </table:table-row>
        <table:table-row>
          <table:table-cell table:style-name="Tabel1.A2" office:value-type="string">
            <text:p text:style-name="Table_20_Contents">tiny</text:p>
          </table:table-cell>
          <table:table-cell table:style-name="Tabel1.B2" office:value-type="string">
            <text:p text:style-name="Table_20_Contents"><text:span text:style-name="Source_20_Text">{\tiny ...}</text:span></text:p>
          </table:table-cell>
        </table:table-row>
        <table:table-row>
          <table:table-cell table:style-name="Tabel1.A2" office:value-type="string">
            <text:p text:style-name="Table_20_Contents">scriptsize</text:p>
          </table:table-cell>
          <table:table-cell table:style-name="Tabel1.B2" office:value-type="string">
            <text:p text:style-name="Table_20_Contents"><text:span text:style-name="Source_20_Text">{\sciptsize ...}</text:span></text:p>
          </table:table-cell>
        </table:table-row>
        <table:table-row>
          <table:table-cell table:style-name="Tabel1.A2" office:value-type="string">
            <text:p text:style-name="Table_20_Contents">footnotesize</text:p>
          </table:table-cell>
          <table:table-cell table:style-name="Tabel1.B2" office:value-type="string">
            <text:p text:style-name="Table_20_Contents"><text:span text:style-name="Source_20_Text">{\footnotesize ...}</text:span></text:p>
          </table:table-cell>
        </table:table-row>
        <table:table-row>
          <table:table-cell table:style-name="Tabel1.A2" office:value-type="string">
            <text:p text:style-name="Table_20_Contents">small</text:p>
          </table:table-cell>
          <table:table-cell table:style-name="Tabel1.B2" office:value-type="string">
            <text:p text:style-name="Table_20_Contents"><text:span text:style-name="Source_20_Text">{\small ...}</text:span></text:p>
          </table:table-cell>
        </table:table-row>
        <table:table-row>
          <table:table-cell table:style-name="Tabel1.A2" office:value-type="string">
            <text:p text:style-name="Table_20_Contents">normalsize</text:p>
          </table:table-cell>
          <table:table-cell table:style-name="Tabel1.B2" office:value-type="string">
            <text:p text:style-name="Table_20_Contents"><text:span text:style-name="Source_20_Text">{\normalsize ...}</text:span></text:p>
          </table:table-cell>
        </table:table-row>
        <table:table-row>
          <table:table-cell table:style-name="Tabel1.A2" office:value-type="string">
            <text:p text:style-name="Table_20_Contents">large</text:p>
          </table:table-cell>
          <table:table-cell table:style-name="Tabel1.B2" office:value-type="string">
            <text:p text:style-name="Table_20_Contents"><text:span text:style-name="Source_20_Text">{\large ...}</text:span></text:p>
          </table:table-cell>
        </table:table-row>
        <table:table-row>
          <table:table-cell table:style-name="Tabel1.A2" office:value-type="string">
            <text:p text:style-name="Table_20_Contents">Large</text:p>
          </table:table-cell>
          <table:table-cell table:style-name="Tabel1.B2" office:value-type="string">
            <text:p text:style-name="Table_20_Contents"><text:span text:style-name="Source_20_Text">{\Large ...}</text:span></text:p>
          </table:table-cell>
        </table:table-row>
        <table:table-row>
          <table:table-cell table:style-name="Tabel1.A2" office:value-type="string">
            <text:p text:style-name="Table_20_Contents">LARGE</text:p>
          </table:table-cell>
          <table:table-cell table:style-name="Tabel1.B2" office:value-type="string">
            <text:p text:style-name="Table_20_Contents"><text:span text:style-name="Source_20_Text">{\LARGE ...}</text:span></text:p>
          </table:table-cell>
        </table:table-row>
        <table:table-row>
          <table:table-cell table:style-name="Tabel1.A2" office:value-type="string">
            <text:p text:style-name="Table_20_Contents">huge</text:p>
          </table:table-cell>
          <table:table-cell table:style-name="Tabel1.B2" office:value-type="string">
            <text:p text:style-name="Table_20_Contents"><text:span text:style-name="Source_20_Text">{\huge ...}</text:span></text:p>
          </table:table-cell>
        </table:table-row>
        <table:table-row>
          <table:table-cell table:style-name="Tabel1.A2" office:value-type="string">
            <text:p text:style-name="Table_20_Contents">Huge</text:p>
          </table:table-cell>
          <table:table-cell table:style-name="Tabel1.B2" office:value-type="string">
            <text:p text:style-name="Table_20_Contents"><text:span text:style-name="Source_20_Text">{\Huge ...}</text:span></text:p>
          </table:table-cell>
        </table:table-row>
      </table:table>
      <text:p text:style-name="Text_20_body">If you use these styles and uses the configuration file <text:span text:style-name="Source_20_Text">article.xml</text:span> when you convert your document with Writer2LaTeX, you will get a result that resembles a handwritten LaTeX file. Note that hard formatting and any other styles will be ignored.</text:p>
      <text:h text:style-name="Heading_20_2" text:outline-level="2">The book and report templates</text:h>
      <text:p text:style-name="Text_20_body">...</text:p>
      <text:h text:style-name="Heading_20_2" text:outline-level="2">The beamer template</text:h>
      <text:p text:style-name="Text_20_body">...</text:p>
      <text:h text:style-name="Heading_20_2" text:outline-level="2">Adding your own templates</text:h>
      <text:p text:style-name="Text_20_body">....(see doc for w2l)</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arial" svg:font-family="arial, sans-serif"/>
    <style:font-face style:name="Cumberland1" svg:font-family="Cumberland" style:font-family-generic="modern" style:font-pitch="fixed"/>
    <style:font-face style:name="Cumberland" svg:font-family="Cumberland"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101cm" fo:margin-bottom="0.21cm" fo:text-align="justify" style:justify-single-word="false"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weight="bold" style:font-name-complex="arial" style:font-size-complex="16pt"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umberlan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umberland1" style:font-name-asian="Cumberland1" style:font-name-complex="Cumberland1"/>
    </style:style>
    <style:style style:name="User_20_Entry" style:display-name="User Entry" style:family="text">
      <style:text-properties style:font-name="Cumberland1" style:font-name-asian="Cumberland1" style:font-name-complex="Cumberland1"/>
    </style:style>
    <style:style style:name="Teletype" style:family="text">
      <style:text-properties style:font-name="Cumberland1" style:font-name-asian="Cumberland1" style:font-name-complex="Cumberland1"/>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umber-and-name" text:outline-level="1">3 Using Writer4LaTeX</text:chapter><text:tab/><text:tab/>Page <text:page-number text:select-page="current">5</text:page-number></text:p>
      </style:header>
      <style:header-left>
        <text:p text:style-name="Header">Page <text:page-number text:select-page="current">5</text:page-number><text:tab/><text:tab/>User's manual for Writer2LaTeX</text:p>
      </style:header-left>
    </style:master-page>
    <style:master-page style:name="First_20_Page" style:display-name="First Page" style:page-layout-name="pm2" style:next-style-name="Standard"/>
    <style:master-page style:name="Footnote"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Henrik Just</meta:initial-creator>
    <meta:creation-date>2003-07-03T08:45:42</meta:creation-date>
    <dc:creator>Henrik Just</dc:creator>
    <dc:date>2009-03-30T09:29:42</dc:date>
    <meta:print-date>2004-06-29T10:09:33</meta:print-date>
    <dc:language>en-US</dc:language>
    <meta:editing-cycles>130</meta:editing-cycles>
    <meta:editing-duration>PT19H18M6S</meta:editing-duration>
    <meta:user-defined meta:name="Info 1"/>
    <meta:user-defined meta:name="Info 2"/>
    <meta:user-defined meta:name="Info 3"/>
    <meta:user-defined meta:name="Info 4"/>
    <meta:document-statistic meta:table-count="2" meta:image-count="0" meta:object-count="0" meta:page-count="7" meta:paragraph-count="160" meta:word-count="961" meta:character-count="6384"/>
  </office:meta>
</office:document-meta>
</file>